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ei as proteções que você pediu.</text:p>
      <text:p text:style-name="Standard"/>
      <text:p text:style-name="Standard">1. Proteção de Clonagem (Script de Defesa)</text:p>
      <text:p text:style-name="Standard">Adicionei um script chamado </text:p>
      <text:p text:style-name="Standard">protection.js</text:p>
      <text:p text:style-name="Standard"><text:s/>que ativa as seguintes travas na página:</text:p>
      <text:p text:style-name="Standard"/>
      <text:p text:style-name="Standard">** Bloqueio do Botão Direito:** Impede que abram o menu para clicar em "Salvar Como".</text:p>
      <text:p text:style-name="Standard">** Bloqueio de Teclas de Desenvolvedor:** F12, Ctrl+U (Ver Código Fonte), Ctrl+Shift+I (Inspecionar) e Ctrl+S (Salvar) estão bloqueados.</text:p>
      <text:p text:style-name="Standard">** Bloqueio de Seleção de Texto:** Ninguém consegue selecionar e copiar seus textos (exceto nos campos que o cliente precisa digitar).</text:p>
      <text:p text:style-name="Standard">** Bloqueio de Arrastar Imagens:** Impede que arrastem suas imagens para a área de trabalho para salvar.</text:p>
      <text:p text:style-name="Standard">Importante: Essas medidas protegem contra 99% das pessoas comuns e concorrentes curiosos. Porém, para um programador experiente, nenhum código na internet é 100% "inviolável", ok? Mas isso já vai desencorajar a grande maioria.</text:p>
      <text:p text:style-name="Standard"/>
      <text:p text:style-name="Standard">2. Áreas Editáveis (</text:p>
      <text:p text:style-name="Standard">config.js</text:p>
      <text:p text:style-name="Standard">)</text:p>
      <text:p text:style-name="Standard">Para atender seu pedido de "deixar apenas algumas áreas editáveis", criei um arquivo especial chamado </text:p>
      <text:p text:style-name="Standard">js/config.js</text:p>
      <text:p text:style-name="Standard">.</text:p>
      <text:p text:style-name="Standard"/>
      <text:p text:style-name="Standard">Como funciona:</text:p>
      <text:p text:style-name="Standard"/>
      <text:p text:style-name="Standard">Em vez de mexer no código complexo, se você (ou seu cliente) quiser mudar coisas simples como o Número do WhatsApp ou a Frase Principal, basta editar esse arquivo </text:p>
      <text:p text:style-name="Standard">config.js</text:p>
      <text:p text:style-name="Standard">.</text:p>
      <text:p text:style-name="Standard"><text:soft-page-break/>Eu deixei o código preparado lá. Atualmente ele é apenas uma estrutura fácil de ler. Se você quiser, posso conectar ele ao site para que, ao mudar o número lá, mude em todos os botões automaticamente.</text:p>
      <text:p text:style-name="Standard"/>
      <text:p text:style-name="Standard">Pronto! Conectei tudo.</text:p>
      <text:p text:style-name="Standard"/>
      <text:p text:style-name="Standard">O que foi feito:</text:p>
      <text:p text:style-name="Standard"/>
      <text:p text:style-name="Standard">Atualizei o </text:p>
      <text:p text:style-name="Standard">js/config.js</text:p>
      <text:p text:style-name="Standard">: Coloquei o seu número real (5514988185721) e a mensagem padrão correta.</text:p>
      <text:p text:style-name="Standard">Modifiquei o </text:p>
      <text:p text:style-name="Standard">script.js</text:p>
      <text:p text:style-name="Standard">: Agora, quando alguém clica no botão, o site vai buscar o número direto desse arquivo </text:p>
      <text:p text:style-name="Standard">config.js</text:p>
      <text:p text:style-name="Standard"><text:s/>em vez de usar um valor interno.</text:p>
      <text:p text:style-name="Standard">Como funciona daqui pra frente: Se você quiser mudar o número no futuro, basta editar o arquivo </text:p>
      <text:p text:style-name="Standard">js/config.js</text:p>
      <text:p text:style-name="Standard">. Não precisa mais mexer no código principal do site.</text:p>
      <text:p text:style-name="Standard"/>
      <text:p text:style-name="Standard">Teste: O site continua funcionando exatamente como antes, mas agora está "modularizado" e mais fácil de mant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315" meta:character-count="1939" meta:non-whitespace-character-count="1650"/>
    <meta:generator>LibreOfficeDev/6.0.5.2$Linux_X86_64 LibreOffice_project/</meta:generator>
  </office:meta>
</office:document-meta>
</file>